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bea8"/>
    </style:style>
    <style:style style:name="P2" style:family="paragraph" style:parent-style-name="Standard">
      <style:paragraph-properties fo:text-align="start" style:justify-single-word="false"/>
      <style:text-properties officeooo:paragraph-rsid="0019bea8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bea8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ba39b"/>
    </style:style>
    <style:style style:name="T5" style:family="text">
      <style:text-properties officeooo:rsid="001bc1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p text:style-name="P1"/>
      <text:list xml:id="list6580229008421130164" text:style-name="L1">
        <text:list-item>
          <text:p text:style-name="P4">A 1<text:span text:style-name="T4">1</text:span>0 kg man runs at a velocity of 10 m/s. What is his kinetic energy? </text:p>
        </text:list-item>
      </text:list>
      <text:p text:style-name="P2"/>
      <text:p text:style-name="P2"/>
      <text:list xml:id="list135921851575029" text:continue-numbering="true" text:style-name="L1">
        <text:list-item>
          <text:p text:style-name="P4">A car has a mass of <text:span text:style-name="T4">8</text:span>75 kg. <text:s/>It drives at 14 m/s. <text:s/>What is its kinetic energy?</text:p>
        </text:list-item>
      </text:list>
      <text:p text:style-name="P2"/>
      <text:p text:style-name="P2"/>
      <text:p text:style-name="P2"/>
      <text:list xml:id="list135920596484998" text:continue-numbering="true" text:style-name="L1">
        <text:list-item>
          <text:p text:style-name="P4">What is the kinetic energy of an electron ( me = 9.1 x 10<text:span text:style-name="T1">-31</text:span> kg) that moves at a speed of 6.5 × 10 <text:span text:style-name="T1">5</text:span> m/s?</text:p>
        </text:list-item>
      </text:list>
      <text:p text:style-name="P2"/>
      <text:p text:style-name="P2"/>
      <text:p text:style-name="P2"/>
      <text:list xml:id="list135921816621613" text:continue-numbering="true" text:style-name="L1">
        <text:list-item>
          <text:p text:style-name="P4"><text:span text:style-name="T2"><text:s/></text:span>A helicopter flies at a velocity of <text:span text:style-name="T4">7</text:span>0 m/s at an altitude of 3<text:span text:style-name="T4">2</text:span>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20825136845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21348736017" text:continue-numbering="true" text:style-name="L1">
        <text:list-item>
          <text:p text:style-name="P4">A man pushes a <text:span text:style-name="T4">6</text:span>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22512628581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22193570944" text:continue-numbering="true" text:style-name="L1">
        <text:list-item>
          <text:p text:style-name="P4">A kangaroo jumps directly upward with an initial velocity of <text:span text:style-name="T4">5</text:span>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135922234595154" text:continue-numbering="true" text:style-name="L1">
        <text:list-item>
          <text:p text:style-name="P4">A skate-boarder drops into a 2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921494646904" text:continue-numbering="true" text:style-name="L1">
        <text:list-item>
          <text:list>
            <text:list-item>
              <text:p text:style-name="P4">The skate-boarder then pushes against the ground to go faster. <text:s/>He pushes with a force of 100 N for a distance of <text:span text:style-name="T4">1</text:span> meter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21957461368" text:continue-numbering="true" text:style-name="L1">
        <text:list-item>
          <text:p text:style-name="P4">A 1<text:span text:style-name="T4">6</text:span>00 kg car is traveling 2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20560741242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135921022697145" text:continue-numbering="true" text:style-name="L1">
        <text:list-item>
          <text:p text:style-name="P4">A proton has a mass of 1.67 x 10<text:span text:style-name="T1">-27</text:span> kg. <text:s/>It travels at 1.<text:span text:style-name="T5">6</text:span>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135922175124735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135922077951682" text:continue-numbering="true" text:style-name="L1">
        <text:list-item>
          <text:p text:style-name="P4"><text:s/>Victoria carries her <text:span text:style-name="T5">3</text:span>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135921106654165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135922204993573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135920583855224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135922275125634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21346529411" text:continue-numbering="true" text:style-name="L1">
        <text:list-item>
          <text:p text:style-name="P4">A Japanese bomber flies over Pearl Harbor in Hawaii, and drops a <text:span text:style-name="T5">6</text:span>00 kg bomb on the USS Arizona, from 3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135921561580928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35922231708320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35921375627457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135920832228253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5"><draw:image xlink:href="Pictures/10000201000000EF00000100C4A4D49B.png" xlink:type="simple" xlink:show="embed" xlink:actuate="onLoad"/></draw:frame> <text:s text:c="20"/>Name:<text:tab/><text:tab/><text:date style:data-style-name="N37" text:date-value="2016-08-19T13:59:20.36774811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6204361</meta:creation-date>
    <meta:editing-duration>PT9M51S</meta:editing-duration>
    <meta:editing-cycles>5</meta:editing-cycles>
    <meta:generator>LibreOffice/4.3.7.2$Linux_X86_64 LibreOffice_project/430$Build-2</meta:generator>
    <dc:date>2016-08-19T13:59:20.225470849</dc:date>
    <meta:document-statistic meta:table-count="0" meta:image-count="2" meta:object-count="0" meta:page-count="3" meta:paragraph-count="34" meta:word-count="546" meta:character-count="2689" meta:non-whitespace-character-count="2148"/>
  </office:meta>
</office:document-meta>
</file>